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0" style:family="graphic" style:parent-style-name="standard">
      <style:graphic-properties svg:stroke-width="0.1cm" svg:stroke-color="#808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opacity="45%" draw:textarea-horizontal-align="justify" draw:textarea-vertical-align="middle" draw:auto-grow-height="false" draw:shadow-opacity="45%"/>
    </style:style>
    <style:style style:name="gr13" style:family="graphic" style:parent-style-name="standard">
      <style:graphic-properties draw:stroke="none" svg:stroke-color="#000000" draw:fill="none" draw:fill-color="#ffffff" draw:opacity="45%" draw:textarea-horizontal-align="center" draw:textarea-vertical-align="middle" draw:auto-grow-height="true" draw:auto-grow-width="false" fo:min-height="0cm" fo:min-width="3cm" draw:shadow-opacity="45%"/>
    </style:style>
    <style:style style:name="gr14" style:family="graphic" style:parent-style-name="standard">
      <style:graphic-properties draw:opacity="45%" draw:textarea-horizontal-align="center" draw:textarea-vertical-align="middle" draw:shadow-opacity="45%"/>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1.371cm" fo:min-width="2.572cm"/>
    </style:style>
    <style:style style:name="gr17" style:family="graphic" style:parent-style-name="standard">
      <style:graphic-properties draw:fill="solid" draw:fill-color="#9966cc"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gr19" style:family="graphic" style:parent-style-name="standard">
      <style:graphic-properties draw:opacity="20%" draw:textarea-horizontal-align="justify" draw:textarea-vertical-align="middle" draw:auto-grow-height="false" draw:shadow-opacity="20%"/>
    </style:style>
    <style:style style:name="gr20" style:family="graphic" style:parent-style-name="standard">
      <style:graphic-properties draw:stroke="none" svg:stroke-color="#000000" draw:fill="none" draw:fill-color="#ffffff" draw:opacity="20%" draw:textarea-horizontal-align="center" draw:textarea-vertical-align="middle" draw:auto-grow-height="true" draw:auto-grow-width="false" fo:min-height="0.999cm" fo:min-width="3cm" draw:shadow-opacity="20%"/>
    </style:style>
    <style:style style:name="gr21" style:family="graphic" style:parent-style-name="standard">
      <style:graphic-properties draw:opacity="20%" draw:textarea-horizontal-align="center" draw:textarea-vertical-align="middle" draw:shadow-opacity="20%"/>
    </style:style>
    <style:style style:name="gr2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P4" style:family="paragraph">
      <style:text-properties fo:font-style="italic" style:font-style-asian="italic" style:font-style-complex="italic"/>
    </style:style>
    <style:style style:name="P5"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P6" style:family="paragraph">
      <style:paragraph-properties fo:line-height="150%" fo:text-align="center"/>
    </style:style>
    <style:style style:name="P7" style:family="paragraph">
      <style:paragraph-properties fo:line-height="150%" fo:text-align="center"/>
      <style:text-properties fo:color="#800000" fo:font-weight="bold" style:font-weight-asian="bold" style:font-weight-complex="bold"/>
    </style:style>
    <style:style style:name="P8" style:family="paragraph">
      <style:paragraph-properties fo:text-align="center"/>
      <style:text-properties fo:color="#800000" fo:font-weight="bold" style:font-weight-asian="bold" style:font-weight-complex="bold"/>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4" style:family="text">
      <style:text-properties fo:color="#80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cm" svg:height="10cm" svg:x="47cm" svg:y="33.5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27.5cm" svg:height="8.5cm" svg:x="40.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5cm" svg:x="55.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5cm" svg:height="2cm" svg:x="49.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4.5cm" svg:height="0.963cm" svg:x="49.5cm" svg:y="49.037cm">
          <draw:text-box>
            <text:p text:style-name="P2">client</text:p>
          </draw:text-box>
        </draw:frame>
        <draw:frame draw:style-name="gr5" draw:text-style-name="P3" draw:layer="layout" svg:width="8.033cm" svg:height="1.348cm" svg:x="51.467cm" svg:y="60cm">
          <draw:text-box>
            <text:p><text:span text:style-name="T1">Performing a test</text:span></text:p>
          </draw:text-box>
        </draw:frame>
        <draw:line draw:style-name="gr6" draw:text-style-name="P1" draw:layer="layout" svg:x1="49.5cm" svg:y1="50cm" svg:x2="54cm" svg:y2="50cm">
          <text:p/>
        </draw:line>
        <draw:frame draw:style-name="gr4" draw:text-style-name="P2" draw:layer="layout" svg:width="5cm" svg:height="0.963cm" svg:x="55.5cm" svg:y="49.537cm">
          <draw:text-box>
            <text:p text:style-name="P2">server</text:p>
          </draw:text-box>
        </draw:frame>
        <draw:line draw:style-name="gr6" draw:text-style-name="P1" draw:layer="layout" svg:x1="55.5cm" svg:y1="50.5cm" svg:x2="60.5cm" svg:y2="50.5cm">
          <text:p/>
        </draw:line>
        <draw:line draw:style-name="gr7" draw:text-style-name="P1" draw:layer="layout" svg:x1="56.5cm" svg:y1="52.5cm" svg:x2="48cm" svg:y2="52.5cm">
          <text:p/>
        </draw:line>
        <draw:custom-shape draw:style-name="gr3" draw:text-style-name="P1" draw:layer="layout" svg:width="5.671cm" svg:height="6.5cm" svg:x="61.802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8cm" svg:height="0.963cm" svg:x="61.7cm" svg:y="49.037cm">
          <draw:text-box>
            <text:p text:style-name="P2">commanderserver</text:p>
          </draw:text-box>
        </draw:frame>
        <draw:line draw:style-name="gr6" draw:text-style-name="P1" draw:layer="layout" svg:x1="61.802cm" svg:y1="50cm" svg:x2="67.473cm" svg:y2="50cm">
          <text:p/>
        </draw:line>
        <draw:custom-shape draw:style-name="gr3" draw:text-style-name="P1" draw:layer="layout" svg:width="5.671cm" svg:height="3.5cm" svg:x="61.802cm" svg:y="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8cm" svg:height="0.963cm" svg:x="61.7cm" svg:y="44.037cm">
          <draw:text-box>
            <text:p text:style-name="P2">interface</text:p>
          </draw:text-box>
        </draw:frame>
        <draw:line draw:style-name="gr6" draw:text-style-name="P1" draw:layer="layout" svg:x1="61.829cm" svg:y1="45cm" svg:x2="67.5cm" svg:y2="45cm">
          <text:p/>
        </draw:line>
        <draw:ellipse draw:style-name="gr6" draw:text-style-name="P1" draw:layer="layout" svg:width="3cm" svg:height="1.5cm" svg:x="63cm" svg:y="40.5cm">
          <text:p/>
        </draw:ellipse>
        <draw:frame draw:style-name="gr9" draw:layer="layout" svg:width="3cm" svg:height="1.5cm" svg:x="63cm" svg:y="40.5cm">
          <draw:text-box>
            <text:p>GUI</text:p>
          </draw:text-box>
        </draw:frame>
        <draw:line draw:style-name="gr10" draw:text-style-name="P1" draw:layer="layout" svg:x1="64.5cm" svg:y1="44cm" svg:x2="64.5cm" svg:y2="42cm">
          <text:p/>
        </draw:line>
        <draw:line draw:style-name="gr11" draw:text-style-name="P1" draw:layer="layout" svg:x1="64.5cm" svg:y1="49cm" svg:x2="64.5cm" svg:y2="47.5cm">
          <text:p/>
        </draw:line>
        <draw:custom-shape draw:style-name="gr3" draw:text-style-name="P1" draw:layer="layout" svg:width="5cm" svg:height="2.5cm" svg:x="55.5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9cm" svg:y="39cm">
          <draw:text-box>
            <text:p text:style-name="P2">client</text:p>
          </draw:text-box>
        </draw:frame>
        <draw:custom-shape draw:style-name="gr12" draw:text-style-name="P1" draw:layer="layout" svg:width="5.5cm" svg:height="2.5cm" svg:x="49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5.5cm" svg:height="0.963cm" svg:x="49cm" svg:y="35.537cm">
          <draw:text-box>
            <text:p text:style-name="P2">actionman</text:p>
          </draw:text-box>
        </draw:frame>
        <draw:line draw:style-name="gr6" draw:text-style-name="P1" draw:layer="layout" svg:x1="55.5cm" svg:y1="40cm" svg:x2="60.5cm" svg:y2="40cm">
          <text:p/>
        </draw:line>
        <draw:line draw:style-name="gr14" draw:text-style-name="P1" draw:layer="layout" svg:x1="49cm" svg:y1="36.5cm" svg:x2="54.5cm" svg:y2="36.5cm">
          <text:p/>
        </draw:line>
        <draw:custom-shape draw:style-name="gr3" draw:text-style-name="P1" draw:layer="layout" svg:width="5cm" svg:height="2.5cm" svg:x="49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9cm" svg:y="39.037cm">
          <draw:text-box>
            <text:p text:style-name="P2">server</text:p>
          </draw:text-box>
        </draw:frame>
        <draw:line draw:style-name="gr6" draw:text-style-name="P1" draw:layer="layout" svg:x1="49cm" svg:y1="40cm" svg:x2="54cm" svg:y2="40cm">
          <text:p/>
        </draw:line>
        <draw:frame draw:style-name="gr5" draw:layer="layout" svg:width="7.546cm" svg:height="0.963cm" svg:x="53.954cm" svg:y="34.037cm">
          <draw:text-box>
            <text:p>Autres sondes du réseau</text:p>
          </draw:text-box>
        </draw:frame>
        <draw:frame draw:style-name="gr5" draw:layer="layout" svg:width="5.324cm" svg:height="0.963cm" svg:x="46cm" svg:y="56.037cm">
          <draw:text-box>
            <text:p>Sonde du réseau</text:p>
          </draw:text-box>
        </draw:frame>
        <draw:frame draw:style-name="gr4" draw:text-style-name="P2" draw:layer="layout" svg:width="5cm" svg:height="0.963cm" svg:x="55.5cm" svg:y="39cm">
          <draw:text-box>
            <text:p text:style-name="P2">client</text:p>
          </draw:text-box>
        </draw:frame>
        <draw:custom-shape draw:style-name="gr15" draw:text-style-name="P1" draw:layer="layout" svg:width="3cm" svg:height="2.376cm" svg:x="56.5cm" svg:y="51.124cm">
          <text:p/>
          <draw:enhanced-geometry svg:viewBox="0 0 21600 21600" draw:type="rectangle" draw:enhanced-path="M 0 0 L 21600 0 21600 21600 0 21600 0 0 Z N"/>
        </draw:custom-shape>
        <draw:frame draw:style-name="gr16" draw:text-style-name="P1" draw:layer="layout" svg:width="3.072cm" svg:height="1.675cm" svg:x="56.5cm" svg:y="51cm">
          <draw:text-box>
            <text:p text:style-name="P1">Action</text:p>
            <text:p text:style-name="P1">queue</text:p>
          </draw:text-box>
        </draw:frame>
        <draw:line draw:style-name="gr6" draw:text-style-name="P1" draw:layer="layout" svg:x1="56.5cm" svg:y1="52.575cm" svg:x2="59.5cm" svg:y2="52.575cm">
          <text:p/>
        </draw:line>
        <draw:custom-shape draw:style-name="gr3" draw:text-style-name="P1" draw:layer="layout" svg:width="5cm" svg:height="6.5cm" svg:x="43cm" svg:y="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3cm" svg:y="49.037cm">
          <draw:text-box>
            <text:p text:style-name="P2">testmanager</text:p>
          </draw:text-box>
        </draw:frame>
        <draw:line draw:style-name="gr6" draw:text-style-name="P1" draw:layer="layout" svg:x1="43cm" svg:y1="50cm" svg:x2="48cm" svg:y2="50cm">
          <text:p/>
        </draw:line>
        <draw:custom-shape draw:style-name="gr17" draw:text-style-name="P1" draw:layer="layout" svg:width="2.133cm" svg:height="2cm" svg:x="44.367cm" svg:y="50.5cm">
          <text:p/>
          <draw:enhanced-geometry svg:viewBox="0 0 21600 21600" draw:mirror-horizontal="false" draw:mirror-vertical="false" draw:type="rectangle" draw:enhanced-path="M 0 0 L 21600 0 21600 21600 0 21600 0 0 Z N"/>
        </draw:custom-shape>
        <draw:frame draw:style-name="gr18" draw:layer="layout" svg:width="2.133cm" svg:height="0.963cm" svg:x="44.367cm" svg:y="50.537cm">
          <draw:text-box>
            <text:p>test</text:p>
          </draw:text-box>
        </draw:frame>
        <draw:custom-shape draw:style-name="gr19" draw:text-style-name="P1" draw:layer="layout" svg:width="4.5cm" svg:height="1.967cm" svg:x="55cm" svg:y="54.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 draw:layer="layout" svg:width="4.5cm" svg:height="1.249cm" svg:x="55cm" svg:y="54.5cm">
          <draw:text-box>
            <text:p text:style-name="P2">actionman</text:p>
          </draw:text-box>
        </draw:frame>
        <draw:line draw:style-name="gr21" draw:text-style-name="P1" draw:layer="layout" svg:x1="55cm" svg:y1="55.502cm" svg:x2="59.5cm" svg:y2="55.502cm">
          <text:p/>
        </draw:line>
        <draw:line draw:style-name="gr11" draw:text-style-name="P1" draw:layer="layout" svg:x1="51.5cm" svg:y1="49cm" svg:x2="51.5cm" svg:y2="41.5cm">
          <text:p/>
        </draw:line>
        <draw:frame draw:style-name="gr5" draw:layer="layout" svg:width="1.56cm" svg:height="0.963cm" svg:x="51.5cm" svg:y="47.5cm">
          <draw:text-box>
            <text:p>http</text:p>
          </draw:text-box>
        </draw:frame>
        <draw:frame draw:style-name="gr5" draw:text-style-name="P4" draw:layer="layout" svg:width="3.715cm" svg:height="0.958cm" svg:x="47cm" svg:y="44.5cm">
          <draw:text-box>
            <text:p><text:span text:style-name="T2">Over testID</text:span></text:p>
          </draw:text-box>
        </draw:frame>
        <draw:custom-shape draw:style-name="gr3" draw:text-style-name="P1" draw:layer="layout" svg:width="5.5cm" svg:height="2.5cm" svg:x="55.5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5.5cm" svg:y="35.537cm">
          <draw:text-box>
            <text:p text:style-name="P2">testresponder</text:p>
          </draw:text-box>
        </draw:frame>
        <draw:line draw:style-name="gr6" draw:text-style-name="P1" draw:layer="layout" svg:x1="55.5cm" svg:y1="36.5cm" svg:x2="61cm" svg:y2="36.5cm">
          <text:p/>
        </draw:line>
        <draw:frame draw:style-name="gr5" draw:text-style-name="P5" draw:layer="layout" svg:width="5.726cm" svg:height="0.979cm" svg:x="55.364cm" svg:y="36.6cm">
          <draw:text-box>
            <text:p><text:span text:style-name="T3">Rédige le rapport</text:span></text:p>
          </draw:text-box>
        </draw:frame>
        <draw:line draw:style-name="gr11" draw:text-style-name="P1" draw:layer="layout" svg:x1="58cm" svg:y1="41.5cm" svg:x2="58cm" svg:y2="49cm">
          <text:p/>
        </draw:line>
        <draw:frame draw:style-name="gr5" draw:layer="layout" svg:width="1.56cm" svg:height="0.963cm" svg:x="56.44cm" svg:y="41.537cm">
          <draw:text-box>
            <text:p>http</text:p>
          </draw:text-box>
        </draw:frame>
        <draw:frame draw:style-name="gr5" draw:text-style-name="P4" draw:layer="layout" svg:width="2.403cm" svg:height="0.958cm" svg:x="55.678cm" svg:y="44.537cm">
          <draw:text-box>
            <text:p><text:span text:style-name="T2">Report</text:span></text:p>
          </draw:text-box>
        </draw:frame>
        <draw:frame draw:style-name="gr5" draw:text-style-name="P7" draw:layer="layout" svg:width="4.803cm" svg:height="2.081cm" svg:x="49.197cm" svg:y="51.4cm">
          <draw:text-box>
            <text:p text:style-name="P6"><text:span text:style-name="T4">Tout le monde</text:span></text:p>
            <text:p text:style-name="P6"><text:span text:style-name="T4">a répondu</text:span></text:p>
          </draw:text-box>
        </draw:frame>
        <draw:frame draw:style-name="gr5" draw:text-style-name="P8" draw:layer="layout" svg:width="4.282cm" svg:height="0.983cm" svg:x="43.218cm" svg:y="53cm">
          <draw:text-box>
            <text:p text:style-name="P1"><text:span text:style-name="T4">Rédige bilan</text:span></text:p>
          </draw:text-box>
        </draw:frame>
        <draw:line draw:style-name="gr7" draw:text-style-name="P1" draw:layer="layout" svg:x1="53cm" svg:y1="39cm" svg:x2="55.5cm" svg:y2="37.5cm">
          <text:p/>
        </draw:line>
        <draw:line draw:style-name="gr7" draw:text-style-name="P1" draw:layer="layout" svg:x1="58cm" svg:y1="38cm" svg:x2="58cm" svg:y2="39cm">
          <text:p/>
        </draw:line>
        <draw:line draw:style-name="gr7" draw:text-style-name="P1" draw:layer="layout" svg:x1="48cm" svg:y1="54.5cm" svg:x2="63cm" svg:y2="54.5cm">
          <text:p/>
        </draw:line>
        <draw:custom-shape draw:style-name="gr15" draw:text-style-name="P1" draw:layer="layout" svg:width="3cm" svg:height="2.376cm" svg:x="63cm" svg:y="52.624cm">
          <text:p/>
          <draw:enhanced-geometry svg:viewBox="0 0 21600 21600" draw:type="rectangle" draw:enhanced-path="M 0 0 L 21600 0 21600 21600 0 21600 0 0 Z N"/>
        </draw:custom-shape>
        <draw:frame draw:style-name="gr16" draw:text-style-name="P1" draw:layer="layout" svg:width="3.072cm" svg:height="1.675cm" svg:x="63cm" svg:y="52.5cm">
          <draw:text-box>
            <text:p text:style-name="P1">Result</text:p>
            <text:p text:style-name="P1">queue</text:p>
          </draw:text-box>
        </draw:frame>
        <draw:line draw:style-name="gr6" draw:text-style-name="P1" draw:layer="layout" svg:x1="63cm" svg:y1="54.075cm" svg:x2="66cm" svg:y2="54.075cm">
          <text:p/>
        </draw:line>
        <draw:frame draw:style-name="gr22" draw:text-style-name="P4" draw:layer="layout" svg:width="2.297cm" svg:height="0.958cm" svg:x="64.6cm" svg:y="47.7cm">
          <draw:text-box>
            <text:p text:style-name="P4"><text:span text:style-name="T2">Result</text:span></text:p>
          </draw:text-box>
        </draw:frame>
        <draw:frame draw:style-name="gr22" draw:text-style-name="P4" draw:layer="layout" svg:width="3.245cm" svg:height="1.665cm" svg:x="64.5cm" svg:y="42.2cm">
          <draw:text-box>
            <text:p text:style-name="P4"><text:span text:style-name="T2">Affichage</text:span></text:p>
            <text:p text:style-name="P4"><text:span text:style-name="T2">mis à jou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5H37M23S</meta:editing-duration>
    <meta:editing-cycles>13</meta:editing-cycles>
    <meta:generator>OpenOffice.org/3.3$Win32 OpenOffice.org_project/330m20$Build-9567</meta:generator>
    <dc:date>2013-06-25T12:16:06.92</dc:date>
    <dc:creator>Gaspard Ferey</dc:creator>
    <meta:document-statistic meta:object-count="63"/>
  </office:meta>
</office:document-meta>
</file>